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5bb0a" officeooo:paragraph-rsid="0015bb0a"/>
    </style:style>
    <style:style style:name="P2" style:family="paragraph" style:parent-style-name="Standard">
      <style:paragraph-properties fo:line-height="200%"/>
      <style:text-properties officeooo:rsid="0016b6ee" officeooo:paragraph-rsid="0016b6ee"/>
    </style:style>
    <style:style style:name="P3" style:family="paragraph" style:parent-style-name="Standard">
      <style:paragraph-properties fo:line-height="200%"/>
      <style:text-properties officeooo:rsid="001c06ed" officeooo:paragraph-rsid="001c06ed"/>
    </style:style>
    <style:style style:name="P4" style:family="paragraph" style:parent-style-name="Standard">
      <style:paragraph-properties fo:line-height="200%"/>
      <style:text-properties officeooo:rsid="001e777a" officeooo:paragraph-rsid="001e777a"/>
    </style:style>
    <style:style style:name="P5" style:family="paragraph" style:parent-style-name="Standard">
      <style:paragraph-properties fo:line-height="200%"/>
      <style:text-properties officeooo:rsid="00202e3a" officeooo:paragraph-rsid="00202e3a"/>
    </style:style>
    <style:style style:name="P6" style:family="paragraph" style:parent-style-name="Standard">
      <style:paragraph-properties fo:line-height="200%"/>
      <style:text-properties officeooo:rsid="002158c6" officeooo:paragraph-rsid="002158c6"/>
    </style:style>
    <style:style style:name="T1" style:family="text">
      <style:text-properties officeooo:rsid="0016b6ee"/>
    </style:style>
    <style:style style:name="T2" style:family="text">
      <style:text-properties officeooo:rsid="00177651"/>
    </style:style>
    <style:style style:name="T3" style:family="text">
      <style:text-properties officeooo:rsid="001c76e1"/>
    </style:style>
    <style:style style:name="T4" style:family="text">
      <style:text-properties officeooo:rsid="001e8805"/>
    </style:style>
    <style:style style:name="T5" style:family="text">
      <style:text-properties officeooo:rsid="0020f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The following is an analysis of a neural network used to create a predictive model that <text:span text:style-name="T1">attempts to predict how a student will perform on a set of tests based on a set of data (N=1000) describing the student's background. <text:s/>A logistic regression was found to be the most efficient way to train the network, and typically gave the best results. <text:s/>After more exhaustive training, a simple linear regression also gave satisfactory results, as well. <text:s/>We find that this data set can predict the test score within a tight enough scope to say the data is a statistically significant factor to the test score.</text:span></text:p>
      <text:p text:style-name="P2"><text:tab/>There are five independent variables to our data set, and they can be compared against 3 dependent variables of test scores. <text:s/>The test scores are for Math, Reading, and Writing. <text:s/>The five independent variables are as follows: gender, race/ethnicity, parental level of education, lunch, test preparation course. <text:s/>The values were mapped to <text:span text:style-name="T2">distinct </text:span>integers for the neural network<text:span text:style-name="T2">, but otherwise untouched. <text:s/>The values were plotted individually against the dependent variables. <text:s/>These graphs can be found in the studentData folder.</text:span></text:p>
      <text:p text:style-name="P3"><text:tab/>Looking at this data, we can see a potential correlation, but not one that is exceptionally apparent. <text:s/>Typically, we notice that while the most common test results are shared between different independent variable values, the outside boundaries of scores very. <text:s/>For the math scores, both gender options presented have a strong grouping from around 40 to 100 points, but we can see that gender F has a slightly lower boundary to its grouping, and include scores below 20.<text:span text:style-name="T3"> <text:s/>In reading and writing, however, groupings are more similar, and gender M has a slightly lower upper bound. <text:s/>Parental level of education shows a tighter and higher grouping that goes up with level of education. <text:s/>We can also see that lunch, or whether or not lunch is paid for or free/reduced, shows a tighter and higher grouping of scores for those that pay for their lunch, with a higher lower bound.</text:span></text:p>
      <text:p text:style-name="P4"><text:tab/>The initial network used <text:span text:style-name="T4">linear activation and Mean Squared Error (MSE) as a loss function. <text:s/>Generally speaking, this provided satisfactory tight results if an epoch of greater than 500 was used. <text:s/>Mean Average Error (MAE) was typically between 10 and 11, and MSE was typically around 200. <text:s/>We found typical results using a rectified linear unit, so the speed advantage of the simpler function was the </text:span><text:soft-page-break/><text:span text:style-name="T4">primary benefit. <text:s/>Adding hidden layers seems to slightly improve the results, bringing MSE to around 160, which shows us that deviation between results is tighter. <text:s/>We also reach the results in much fewer epochs, 150. <text:s/>We can achieve this with both linear and Rectified Linear, but if all layers are ReLu, we run the chance of nodes dying off and destroying results. <text:s/>This is likely because ReLu will return 0 for any input below 0. <text:s/>Adding a linear layer to the first node seems to prevent this from happening, which helps reproduction issues.</text:span></text:p>
      <text:p text:style-name="P5"><text:tab/>Applying logistic activation does not produce acceptable results. <text:s/>Just like with our failed ReLu runs, we end up with an MEA of around 65 to 69 depending on the test data using sigmoid and softmax activation. <text:s/>As this is also what the total average scores fit in, it shows that logistic activation leads to dead networks that always return 0. <text:s/>This is likely due to the binary nature of most of the data and the gradient nature of the dependent variable. <text:s/>Sigmoid activation will want to bias towards one or zero<text:span text:style-name="T5">, even when paired with layers of linear activation. <text:s/>Since this is a regression problem, and not a classification problem, sigmoid activation does not seem like the most likely choice anyways, as we want the prediction to fit a spectrum of answers, not discretely separate ones.</text:span></text:p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7:36:47.342000000</meta:creation-date>
    <dc:date>2019-05-07T23:09:24.161000000</dc:date>
    <meta:editing-duration>PT10M50S</meta:editing-duration>
    <meta:editing-cycles>2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6" meta:word-count="627" meta:character-count="3744" meta:non-whitespace-character-count="3090"/>
  </office:meta>
</office:document-meta>
</file>